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1f5" officeooo:paragraph-rsid="000f51f5"/>
    </style:style>
    <style:style style:name="P2" style:family="paragraph" style:parent-style-name="Standard">
      <style:text-properties officeooo:rsid="0017068d" officeooo:paragraph-rsid="0017068d"/>
    </style:style>
    <style:style style:name="P3" style:family="paragraph" style:parent-style-name="Standard">
      <style:text-properties officeooo:rsid="0017068d" officeooo:paragraph-rsid="00b7b781"/>
    </style:style>
    <style:style style:name="P4" style:family="paragraph" style:parent-style-name="Standard">
      <style:text-properties fo:font-size="48pt" officeooo:rsid="000fa800" officeooo:paragraph-rsid="000fa800" style:font-size-asian="48pt" style:font-size-complex="48pt"/>
    </style:style>
    <style:style style:name="P5" style:family="paragraph" style:parent-style-name="Standard">
      <style:text-properties officeooo:rsid="0012e1a5" officeooo:paragraph-rsid="0012e1a5"/>
    </style:style>
    <style:style style:name="P6" style:family="paragraph" style:parent-style-name="Standard">
      <style:text-properties officeooo:rsid="0012e1a5" officeooo:paragraph-rsid="0017068d"/>
    </style:style>
    <style:style style:name="P7" style:family="paragraph" style:parent-style-name="Standard">
      <style:text-properties fo:font-weight="bold" officeooo:rsid="002d6122" officeooo:paragraph-rsid="002d6122" style:font-weight-asian="bold" style:font-weight-complex="bold"/>
    </style:style>
    <style:style style:name="P8" style:family="paragraph" style:parent-style-name="Standard">
      <style:text-properties fo:font-weight="bold" officeooo:rsid="002d6122" officeooo:paragraph-rsid="002f3c17" style:font-weight-asian="bold" style:font-weight-complex="bold"/>
    </style:style>
    <style:style style:name="P9" style:family="paragraph" style:parent-style-name="Standard">
      <style:text-properties fo:font-weight="bold" officeooo:rsid="002f3c17" officeooo:paragraph-rsid="002f3c17" style:font-weight-asian="bold" style:font-weight-complex="bold"/>
    </style:style>
    <style:style style:name="P10" style:family="paragraph" style:parent-style-name="Standard">
      <style:text-properties fo:font-weight="bold" officeooo:rsid="00361f97" officeooo:paragraph-rsid="00361f97" style:font-weight-asian="bold" style:font-weight-complex="bold"/>
    </style:style>
    <style:style style:name="P11" style:family="paragraph" style:parent-style-name="Standard">
      <style:text-properties fo:font-weight="bold" officeooo:rsid="00608c73" officeooo:paragraph-rsid="00608c73" style:font-weight-asian="bold" style:font-weight-complex="bold"/>
    </style:style>
    <style:style style:name="P12" style:family="paragraph" style:parent-style-name="Standard">
      <style:text-properties fo:font-weight="bold" officeooo:rsid="00b126f4" officeooo:paragraph-rsid="010710a1" style:font-weight-asian="bold" style:font-weight-complex="bold"/>
    </style:style>
    <style:style style:name="P13" style:family="paragraph" style:parent-style-name="Standard">
      <style:text-properties fo:font-weight="normal" officeooo:rsid="002d6122" officeooo:paragraph-rsid="002d6122" style:font-weight-asian="normal" style:font-weight-complex="normal"/>
    </style:style>
    <style:style style:name="P14" style:family="paragraph" style:parent-style-name="Standard">
      <style:text-properties fo:font-weight="normal" officeooo:rsid="002f3c17" officeooo:paragraph-rsid="002f3c17" style:font-weight-asian="normal" style:font-weight-complex="normal"/>
    </style:style>
    <style:style style:name="P15" style:family="paragraph" style:parent-style-name="Standard">
      <style:text-properties officeooo:rsid="00311ef1" officeooo:paragraph-rsid="00311ef1"/>
    </style:style>
    <style:style style:name="P16" style:family="paragraph" style:parent-style-name="Standard">
      <style:text-properties officeooo:rsid="00494b13" officeooo:paragraph-rsid="00494b13"/>
    </style:style>
    <style:style style:name="P17" style:family="paragraph" style:parent-style-name="Standard">
      <style:text-properties officeooo:rsid="004b9244" officeooo:paragraph-rsid="004b9244"/>
    </style:style>
    <style:style style:name="P18" style:family="paragraph" style:parent-style-name="Standard">
      <style:text-properties fo:font-variant="normal" fo:text-transform="none" fo:color="#222222" style:font-name="arial" fo:font-size="12pt" fo:letter-spacing="normal" fo:font-style="normal" fo:font-weight="normal" officeooo:rsid="00494b13" officeooo:paragraph-rsid="00494b13"/>
    </style:style>
    <style:style style:name="P19" style:family="paragraph" style:parent-style-name="Standard">
      <style:text-properties officeooo:paragraph-rsid="004b9244"/>
    </style:style>
    <style:style style:name="P20" style:family="paragraph" style:parent-style-name="Standard">
      <style:text-properties officeooo:paragraph-rsid="004fdd58"/>
    </style:style>
    <style:style style:name="P21" style:family="paragraph" style:parent-style-name="Standard">
      <style:text-properties officeooo:rsid="00608c73" officeooo:paragraph-rsid="00608c73"/>
    </style:style>
    <style:style style:name="P22" style:family="paragraph" style:parent-style-name="Standard">
      <style:text-properties officeooo:rsid="0061af03" officeooo:paragraph-rsid="0061af03"/>
    </style:style>
    <style:style style:name="P23" style:family="paragraph" style:parent-style-name="Standard">
      <style:text-properties officeooo:rsid="00781d64" officeooo:paragraph-rsid="00781d64"/>
    </style:style>
    <style:style style:name="P24" style:family="paragraph" style:parent-style-name="Standard">
      <style:text-properties officeooo:rsid="003f30c7" officeooo:paragraph-rsid="0084970f"/>
    </style:style>
    <style:style style:name="P25" style:family="paragraph" style:parent-style-name="Standard">
      <style:text-properties officeooo:rsid="003f30c7" officeooo:paragraph-rsid="008cb060"/>
    </style:style>
    <style:style style:name="P26" style:family="paragraph" style:parent-style-name="Standard">
      <style:text-properties officeooo:rsid="003f30c7" officeooo:paragraph-rsid="0095bbed"/>
    </style:style>
    <style:style style:name="P27" style:family="paragraph" style:parent-style-name="Standard">
      <style:text-properties officeooo:rsid="00432a74" officeooo:paragraph-rsid="008cb060"/>
    </style:style>
    <style:style style:name="P28" style:family="paragraph" style:parent-style-name="Standard">
      <style:text-properties officeooo:rsid="00432a74" officeooo:paragraph-rsid="00b86843"/>
    </style:style>
    <style:style style:name="P29" style:family="paragraph" style:parent-style-name="Standard">
      <style:text-properties officeooo:rsid="00ab7111" officeooo:paragraph-rsid="00b7b781"/>
    </style:style>
    <style:style style:name="P30" style:family="paragraph" style:parent-style-name="Standard">
      <style:text-properties officeooo:rsid="008fb347" officeooo:paragraph-rsid="00b86843"/>
    </style:style>
    <style:style style:name="P31" style:family="paragraph" style:parent-style-name="Standard">
      <style:text-properties officeooo:rsid="0095bbed" officeooo:paragraph-rsid="00caa048"/>
    </style:style>
    <style:style style:name="P32" style:family="paragraph" style:parent-style-name="Standard">
      <style:text-properties officeooo:paragraph-rsid="00b126f4"/>
    </style:style>
    <style:style style:name="P33" style:family="paragraph" style:parent-style-name="Text_20_body">
      <style:text-properties fo:font-variant="normal" fo:text-transform="none" fo:color="#222222" style:font-name="arial" fo:font-size="12pt" fo:letter-spacing="normal" fo:font-style="normal" fo:font-weight="normal" officeooo:rsid="003f30c7" officeooo:paragraph-rsid="0084970f"/>
    </style:style>
    <style:style style:name="P34" style:family="paragraph" style:parent-style-name="Text_20_body">
      <style:text-properties officeooo:rsid="0095bbed" officeooo:paragraph-rsid="00be0482"/>
    </style:style>
    <style:style style:name="P35" style:family="paragraph" style:parent-style-name="Standard">
      <style:paragraph-properties fo:margin-top="0cm" fo:margin-bottom="0cm" loext:contextual-spacing="false"/>
      <style:text-properties officeooo:rsid="0095bbed" officeooo:paragraph-rsid="00cff45a"/>
    </style:style>
    <style:style style:name="P36" style:family="paragraph" style:parent-style-name="Standard">
      <style:paragraph-properties fo:margin-top="0cm" fo:margin-bottom="0cm" loext:contextual-spacing="false"/>
      <style:text-properties officeooo:rsid="0095bbed" officeooo:paragraph-rsid="00d69cba"/>
    </style:style>
    <style:style style:name="P37" style:family="paragraph" style:parent-style-name="Standard">
      <style:paragraph-properties fo:margin-top="0cm" fo:margin-bottom="0cm" loext:contextual-spacing="false"/>
      <style:text-properties officeooo:rsid="00d46752" officeooo:paragraph-rsid="00d46752"/>
    </style:style>
    <style:style style:name="P38" style:family="paragraph" style:parent-style-name="Standard">
      <style:paragraph-properties fo:margin-top="0cm" fo:margin-bottom="0cm" loext:contextual-spacing="false"/>
      <style:text-properties officeooo:rsid="00e27c8b" officeooo:paragraph-rsid="00e94c44"/>
    </style:style>
    <style:style style:name="P39" style:family="paragraph" style:parent-style-name="Standard">
      <style:paragraph-properties fo:margin-top="0cm" fo:margin-bottom="0cm" loext:contextual-spacing="false"/>
      <style:text-properties officeooo:rsid="00432a74" officeooo:paragraph-rsid="00e27c8b"/>
    </style:style>
    <style:style style:name="P40" style:family="paragraph" style:parent-style-name="Standard">
      <style:paragraph-properties fo:margin-top="0cm" fo:margin-bottom="0cm" loext:contextual-spacing="false"/>
      <style:text-properties officeooo:paragraph-rsid="00e94c44"/>
    </style:style>
    <style:style style:name="P41" style:family="paragraph" style:parent-style-name="Standard">
      <style:paragraph-properties fo:margin-top="0cm" fo:margin-bottom="0cm" loext:contextual-spacing="false"/>
      <style:text-properties officeooo:paragraph-rsid="0104a3ee"/>
    </style:style>
    <style:style style:name="P42" style:family="paragraph" style:parent-style-name="Standard">
      <style:text-properties fo:font-weight="bold" officeooo:rsid="003f30c7" officeooo:paragraph-rsid="00b7b781" style:font-weight-asian="bold" style:font-weight-complex="bold"/>
    </style:style>
    <style:style style:name="P43" style:family="paragraph" style:parent-style-name="Standard">
      <style:text-properties fo:font-weight="bold" officeooo:rsid="00494b13" officeooo:paragraph-rsid="01091501" style:font-weight-asian="bold" style:font-weight-complex="bold"/>
    </style:style>
    <style:style style:name="P44" style:family="paragraph" style:parent-style-name="Standard">
      <style:text-properties officeooo:rsid="00976c62" officeooo:paragraph-rsid="00caa048"/>
    </style:style>
    <style:style style:name="P45" style:family="paragraph" style:parent-style-name="Standard">
      <style:text-properties officeooo:rsid="00781d64" officeooo:paragraph-rsid="00494b13"/>
    </style:style>
    <style:style style:name="P46" style:family="paragraph" style:parent-style-name="Standard">
      <style:text-properties officeooo:rsid="004eb8c7" officeooo:paragraph-rsid="01091501"/>
    </style:style>
    <style:style style:name="P47" style:family="paragraph" style:parent-style-name="Standard">
      <style:text-properties officeooo:paragraph-rsid="01091501"/>
    </style:style>
    <style:style style:name="P48" style:family="paragraph" style:parent-style-name="Standard">
      <style:text-properties officeooo:rsid="0017068d" officeooo:paragraph-rsid="0017068d"/>
    </style:style>
    <style:style style:name="P49" style:family="paragraph" style:parent-style-name="Standard">
      <style:text-properties officeooo:rsid="000fa800" officeooo:paragraph-rsid="000fa800"/>
    </style:style>
    <style:style style:name="P50" style:family="paragraph" style:parent-style-name="Standard">
      <style:paragraph-properties fo:margin-top="0cm" fo:margin-bottom="0cm" loext:contextual-spacing="false"/>
      <style:text-properties fo:font-weight="normal" officeooo:rsid="00ee1407" officeooo:paragraph-rsid="0104a3ee" style:font-weight-asian="normal" style:font-weight-complex="normal"/>
    </style:style>
    <style:style style:name="P51" style:family="paragraph" style:parent-style-name="Standard">
      <style:paragraph-properties fo:margin-top="0cm" fo:margin-bottom="0cm" loext:contextual-spacing="false"/>
      <style:text-properties fo:font-weight="normal" officeooo:rsid="00ee1407" officeooo:paragraph-rsid="01091501" style:font-weight-asian="normal" style:font-weight-complex="normal"/>
    </style:style>
    <style:style style:name="P52" style:family="paragraph" style:parent-style-name="Standard">
      <style:paragraph-properties fo:margin-top="0cm" fo:margin-bottom="0cm" loext:contextual-spacing="false"/>
      <style:text-properties fo:font-weight="normal" officeooo:rsid="003f30c7" officeooo:paragraph-rsid="010710a1" style:font-weight-asian="normal" style:font-weight-complex="normal"/>
    </style:style>
    <style:style style:name="P53" style:family="paragraph" style:parent-style-name="Standard">
      <style:paragraph-properties fo:margin-top="0cm" fo:margin-bottom="0cm" loext:contextual-spacing="false"/>
      <style:text-properties fo:font-weight="normal" officeooo:rsid="008fb347" officeooo:paragraph-rsid="00dfad4c" style:font-weight-asian="normal" style:font-weight-complex="normal"/>
    </style:style>
    <style:style style:name="P54" style:family="paragraph" style:parent-style-name="Standard">
      <style:paragraph-properties fo:margin-top="0cm" fo:margin-bottom="0cm" loext:contextual-spacing="false"/>
      <style:text-properties fo:font-weight="normal" officeooo:rsid="008fb347" officeooo:paragraph-rsid="00e94c44" style:font-weight-asian="normal" style:font-weight-complex="normal"/>
    </style:style>
    <style:style style:name="P55" style:family="paragraph" style:parent-style-name="Standard">
      <style:paragraph-properties fo:margin-top="0cm" fo:margin-bottom="0cm" loext:contextual-spacing="false"/>
      <style:text-properties fo:font-weight="normal" officeooo:rsid="00781d64" officeooo:paragraph-rsid="01091501" style:font-weight-asian="normal" style:font-weight-complex="normal"/>
    </style:style>
    <style:style style:name="P56" style:family="paragraph" style:parent-style-name="Standard">
      <style:paragraph-properties fo:margin-top="0cm" fo:margin-bottom="0cm" loext:contextual-spacing="false"/>
      <style:text-properties fo:font-weight="normal" officeooo:rsid="010cf372" officeooo:paragraph-rsid="010cf372" style:font-weight-asian="normal" style:font-weight-complex="normal"/>
    </style:style>
    <style:style style:name="P57" style:family="paragraph" style:parent-style-name="Standard">
      <style:paragraph-properties fo:margin-top="0cm" fo:margin-bottom="0cm" loext:contextual-spacing="false"/>
      <style:text-properties officeooo:rsid="00caa048" officeooo:paragraph-rsid="00d69cba"/>
    </style:style>
    <style:style style:name="P58" style:family="paragraph" style:parent-style-name="Heading_20_2">
      <style:paragraph-properties fo:margin-top="0cm" fo:margin-bottom="0cm" loext:contextual-spacing="false"/>
      <style:text-properties fo:font-variant="normal" fo:text-transform="none" fo:color="#115737" style:font-name="National" fo:font-style="normal" fo:font-weight="bold" officeooo:rsid="00781d64" officeooo:paragraph-rsid="01091501" style:font-weight-asian="normal" style:font-weight-complex="normal"/>
    </style:style>
    <style:style style:name="P59" style:family="paragraph" style:parent-style-name="Text_20_body" style:list-style-name="L1">
      <style:paragraph-properties fo:margin-top="0cm" fo:margin-bottom="0cm" loext:contextual-spacing="false"/>
      <style:text-properties officeooo:rsid="00c0eef2" officeooo:paragraph-rsid="00c0eef2"/>
    </style:style>
    <style:style style:name="P60" style:family="paragraph" style:parent-style-name="Text_20_body" style:list-style-name="L1">
      <style:paragraph-properties fo:margin-top="0cm" fo:margin-bottom="0cm" loext:contextual-spacing="false"/>
      <style:text-properties officeooo:rsid="00bf6d1f" officeooo:paragraph-rsid="00c4401f"/>
    </style:style>
    <style:style style:name="P61" style:family="paragraph" style:parent-style-name="Text_20_body" style:list-style-name="L1">
      <style:paragraph-properties fo:margin-top="0cm" fo:margin-bottom="0cm" loext:contextual-spacing="false"/>
      <style:text-properties officeooo:rsid="00c4401f" officeooo:paragraph-rsid="00c4401f"/>
    </style:style>
    <style:style style:name="P62" style:family="paragraph" style:parent-style-name="Text_20_body">
      <style:paragraph-properties fo:margin-top="0cm" fo:margin-bottom="0cm" loext:contextual-spacing="false"/>
      <style:text-properties fo:font-weight="normal" officeooo:rsid="00781d64" officeooo:paragraph-rsid="01091501" style:font-weight-asian="normal" style:font-weight-complex="normal"/>
    </style:style>
    <style:style style:name="P63" style:family="paragraph" style:parent-style-name="Text_20_body" style:list-style-name="L2">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P64" style:family="paragraph" style:parent-style-name="Heading_20_3">
      <style:text-properties officeooo:rsid="000fa800" officeooo:paragraph-rsid="000fa800"/>
    </style:style>
    <style:style style:name="P65" style:family="paragraph" style:parent-style-name="Heading_20_3">
      <style:paragraph-properties fo:margin-top="0cm" fo:margin-bottom="0cm" loext:contextual-spacing="false"/>
      <style:text-properties fo:font-weight="bold" officeooo:rsid="00ee1407" officeooo:paragraph-rsid="0104a3ee" style:font-weight-asian="normal" style:font-weight-complex="normal"/>
    </style:style>
    <style:style style:name="T1" style:family="text">
      <style:text-properties officeooo:rsid="0017f50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307be3"/>
    </style:style>
    <style:style style:name="T5" style:family="text">
      <style:text-properties officeooo:rsid="0031915a"/>
    </style:style>
    <style:style style:name="T6" style:family="text">
      <style:text-properties officeooo:rsid="0046d5b1"/>
    </style:style>
    <style:style style:name="T7" style:family="text">
      <style:text-properties officeooo:rsid="00481487"/>
    </style:style>
    <style:style style:name="T8" style:family="text">
      <style:text-properties officeooo:rsid="004eb8c7"/>
    </style:style>
    <style:style style:name="T9" style:family="text">
      <style:text-properties officeooo:rsid="00531d22"/>
    </style:style>
    <style:style style:name="T10" style:family="text">
      <style:text-properties officeooo:rsid="0062f8be"/>
    </style:style>
    <style:style style:name="T11" style:family="text">
      <style:text-properties officeooo:rsid="00781811"/>
    </style:style>
    <style:style style:name="T12" style:family="text">
      <style:text-properties officeooo:rsid="0079561b"/>
    </style:style>
    <style:style style:name="T13" style:family="text">
      <style:text-properties officeooo:rsid="007a4b4c"/>
    </style:style>
    <style:style style:name="T14" style:family="text">
      <style:text-properties officeooo:rsid="007b7135"/>
    </style:style>
    <style:style style:name="T15" style:family="text">
      <style:text-properties officeooo:rsid="007d6918"/>
    </style:style>
    <style:style style:name="T16" style:family="text">
      <style:text-properties officeooo:rsid="007e4c83"/>
    </style:style>
    <style:style style:name="T17" style:family="text">
      <style:text-properties officeooo:rsid="008e2d92"/>
    </style:style>
    <style:style style:name="T18" style:family="text">
      <style:text-properties officeooo:rsid="008e5220"/>
    </style:style>
    <style:style style:name="T19" style:family="text">
      <style:text-properties officeooo:rsid="009178e5"/>
    </style:style>
    <style:style style:name="T20" style:family="text">
      <style:text-properties officeooo:rsid="00927cd7"/>
    </style:style>
    <style:style style:name="T21" style:family="text">
      <style:text-properties officeooo:rsid="00976c62"/>
    </style:style>
    <style:style style:name="T22" style:family="text">
      <style:text-properties officeooo:rsid="00b48cf9"/>
    </style:style>
    <style:style style:name="T23" style:family="text">
      <style:text-properties officeooo:rsid="00c1ace0"/>
    </style:style>
    <style:style style:name="T24" style:family="text">
      <style:text-properties officeooo:rsid="00c2554a"/>
    </style:style>
    <style:style style:name="T25" style:family="text">
      <style:text-properties officeooo:rsid="00c560d2"/>
    </style:style>
    <style:style style:name="T26" style:family="text">
      <style:text-properties officeooo:rsid="00c88323"/>
    </style:style>
    <style:style style:name="T27" style:family="text">
      <style:text-properties officeooo:rsid="00caa048"/>
    </style:style>
    <style:style style:name="T28" style:family="text">
      <style:text-properties officeooo:rsid="00d46752"/>
    </style:style>
    <style:style style:name="T29" style:family="text">
      <style:text-properties fo:font-weight="normal" officeooo:rsid="00307be3" style:font-weight-asian="normal" style:font-weight-complex="normal"/>
    </style:style>
    <style:style style:name="T30" style:family="text">
      <style:text-properties fo:font-weight="normal" officeooo:rsid="00e10d3c" style:font-weight-asian="normal" style:font-weight-complex="normal"/>
    </style:style>
    <style:style style:name="T31" style:family="text">
      <style:text-properties fo:font-weight="normal" officeooo:rsid="008fb347" style:font-weight-asian="normal" style:font-weight-complex="normal"/>
    </style:style>
    <style:style style:name="T32" style:family="text">
      <style:text-properties fo:font-weight="normal" officeooo:rsid="00e8eb67" style:font-weight-asian="normal" style:font-weight-complex="normal"/>
    </style:style>
    <style:style style:name="T33" style:family="text">
      <style:text-properties fo:font-weight="normal" officeooo:rsid="00e94c44" style:font-weight-asian="normal" style:font-weight-complex="normal"/>
    </style:style>
    <style:style style:name="T34" style:family="text">
      <style:text-properties fo:font-weight="normal" officeooo:rsid="00edce9d" style:font-weight-asian="normal" style:font-weight-complex="normal"/>
    </style:style>
    <style:style style:name="T35" style:family="text">
      <style:text-properties fo:font-weight="normal" officeooo:rsid="00ee1407" style:font-weight-asian="normal" style:font-weight-complex="normal"/>
    </style:style>
    <style:style style:name="T36" style:family="text">
      <style:text-properties fo:font-weight="normal" officeooo:rsid="00ee2136" style:font-weight-asian="normal" style:font-weight-complex="normal"/>
    </style:style>
    <style:style style:name="T37" style:family="text">
      <style:text-properties fo:font-weight="normal" officeooo:rsid="00edfcd8" style:font-weight-asian="normal" style:font-weight-complex="normal"/>
    </style:style>
    <style:style style:name="T38" style:family="text">
      <style:text-properties fo:font-weight="normal" officeooo:rsid="00f25cce" style:font-weight-asian="normal" style:font-weight-complex="normal"/>
    </style:style>
    <style:style style:name="T39" style:family="text">
      <style:text-properties fo:font-weight="normal" officeooo:rsid="0105cbd3" style:font-weight-asian="normal" style:font-weight-complex="normal"/>
    </style:style>
    <style:style style:name="T40" style:family="text">
      <style:text-properties fo:font-weight="normal" officeooo:rsid="01068db2" style:font-weight-asian="normal" style:font-weight-complex="normal"/>
    </style:style>
    <style:style style:name="T41" style:family="text">
      <style:text-properties fo:font-weight="normal" officeooo:rsid="0106b966" style:font-weight-asian="normal" style:font-weight-complex="normal"/>
    </style:style>
    <style:style style:name="T42" style:family="text">
      <style:text-properties officeooo:rsid="00fe55d2"/>
    </style:style>
    <style:style style:name="T43" style:family="text">
      <style:text-properties officeooo:rsid="00ff1593"/>
    </style:style>
    <style:style style:name="T44" style:family="text">
      <style:text-properties officeooo:rsid="01035493"/>
    </style:style>
    <style:style style:name="T45" style:family="text">
      <style:text-properties officeooo:rsid="010405c3"/>
    </style:style>
    <style:style style:name="T46" style:family="text">
      <style:text-properties fo:font-variant="normal" fo:text-transform="none" fo:color="#115737" style:font-name="National" fo:font-style="normal"/>
    </style:style>
    <style:style style:name="T47" style:family="text">
      <style:text-properties fo:font-variant="normal" fo:text-transform="none" fo:color="#115737" style:font-name="National" fo:font-style="normal"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N303 ASSIGNMENT 1</text:p>
      <text:p text:style-name="P1">Karu Skipper 3000417869</text:p>
      <text:p text:style-name="P1"/>
      <text:p text:style-name="P4">Part 1 :</text:p>
      <text:p text:style-name="P49">Introduction to the project.</text:p>
      <text:p text:style-name="P49"/>
      <text:h text:style-name="P64" text:outline-level="3"><text:bookmark text:name="Description_401_452_pages_41"/><text:span text:style-name="T47">Description</text:span></text:h>
      <text:p text:style-name="P2"><text:span text:style-name="T3">Background Summary</text:span>:</text:p>
      <text:p text:style-name="P2">This report will be analysing the usability of the <text:span text:style-name="T7">C</text:span>arbon <text:span text:style-name="T7">F</text:span>ootprint <text:span text:style-name="T7">C</text:span>alculator website, (<text:a xlink:type="simple" xlink:href="https://www.carbonfootprint.com/calculator.aspx" text:style-name="Internet_20_link" text:visited-style-name="Visited_20_Internet_20_Link">https://www.carbonfootprint.com/calculator.aspx</text:a>). I have conducted my own individual bias based on the <text:span text:style-name="T17">U</text:span>ser <text:span text:style-name="T17">I</text:span>nterface <text:span text:style-name="T17">D</text:span>esign presented <text:span text:style-name="T1">by</text:span> the website. <text:span text:style-name="T1">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 out this the report.</text:span></text:p>
      <text:p text:style-name="P2"/>
      <text:p text:style-name="P2"/>
      <text:p text:style-name="P42">Business Objectives:</text:p>
      <text:p text:style-name="P28"/>
      <text:p text:style-name="P34">For this business case, <text:span text:style-name="T44">I have analysed 3</text:span> main objectives f<text:span text:style-name="T45">rom</text:span> <text:span text:style-name="T22">the Carbon Caluclator website:</text:span></text:p>
      <text:list xml:id="list906464135" text:style-name="L1">
        <text:list-item>
          <text:p text:style-name="P59">Create <text:span text:style-name="T26">a</text:span> bright and sustainable future for people worldwide.</text:p>
        </text:list-item>
        <text:list-item>
          <text:p text:style-name="P60">Show users their own overall carbon emission release in combination with plastic usuage.</text:p>
        </text:list-item>
        <text:list-item>
          <text:p text:style-name="P61">Provide users with statistical <text:span text:style-name="T25">information on the carbon emission and plastic usuage subject.</text:span></text:p>
        </text:list-item>
      </text:list>
      <text:p text:style-name="P35"/>
      <text:p text:style-name="P41"><text:span text:style-name="T28">Creating a bright and sustainable future for people worldwide is their top priority, which is supported by the amount of active users from different locations around the world. The website must be creative and abstract to draw users in, convincing them through visual communication to start using the website. </text:span><text:span text:style-name="T29">The second objective </text:span><text:span text:style-name="T38">links into the first and </text:span><text:span text:style-name="T29">can be supported through </text:span><text:span text:style-name="T31">ease of access with user inputs and displays. </text:span><text:span text:style-name="T39">U</text:span><text:span text:style-name="T34">ser input and calculations </text:span><text:span text:style-name="T40">must be </text:span><text:span text:style-name="T34">as simple as possible, </text:span><text:span text:style-name="T41">especially with websites of this criteriea</text:span><text:span text:style-name="T34">. T</text:span><text:span text:style-name="T37">he final objective </text:span><text:span text:style-name="T35">is to provide accurate statistical data to ‘</text:span><text:span text:style-name="T36">shock’ and </text:span><text:span text:style-name="T35">convince the user to stay on the website and be active. </text:span></text:p>
      <text:p text:style-name="P50"/>
      <text:p text:style-name="P12">The importance to stakeholders:</text:p>
      <text:p text:style-name="P52">The Carbon Footprint Caluclator website is important to many groups and individuals worldwide, especially with the exceptionally high amounts of carbon emissions in the atomosphere. Users want to be able to calculate their daily, weekly, monthly or even yearly impact on the enviroment. <text:s/>Because of this importance, a working User Interface and Design is extremely important and vital to keeping users active on their website. Having the user overwhelmed with information and inputs can be very off puting and can cause users to give up or be frustrated. </text:p>
      <text:p text:style-name="P50"/>
      <text:h text:style-name="P65" text:outline-level="3"><text:bookmark text:name="Model_Overview_401_452_pages_41"/><text:span text:style-name="T46">Model Overview</text:span></text:h>
      <text:p text:style-name="P43">Creating the personas:</text:p>
      <text:p text:style-name="P47"><text:span text:style-name="T9">This lead me onto persona creation to give a better wider overall representation of the summarised user groups who would access the Carbon Calculator Website. In creation of my personas, user moddelling techniques, including a</text:span>bstract representation <text:span text:style-name="T8">were used. Along side user design techniques to help empathise with my personas. Firstly, I hypothesised about the user types who </text:span><text:soft-page-break/><text:span text:style-name="T8">would access this website. I then took two abstract groups and their behavioural variables to create Andrew and Margaret as individuals. These personas were...</text:span></text:p>
      <text:p text:style-name="P47"/>
      <text:p text:style-name="P47">//<text:span text:style-name="T16">talk about the process of creating these personas </text:span></text:p>
      <text:p text:style-name="P47">//<text:span text:style-name="T11">needs to be extended</text:span></text:p>
      <text:p text:style-name="P47"/>
      <text:p text:style-name="P46">My first persona Awesome Andrew was created in the light of students and the younger demographic. Andrew follows the persona of a impatient user who is easily frustrated with complicated functions and design interfaces. <text:span text:style-name="T15">He does not care for look as such, more ease of accessibility. Because of his field of study, he expects high standards from global websites like the Carbon Calculator.</text:span></text:p>
      <text:p text:style-name="P46"/>
      <text:p text:style-name="P55">My second persona Modest Margaret was created in the light of older, mature audiences whos interested in sustain<text:span text:style-name="T13">ability and a green future</text:span>. Unlike Andrew she is patient and does<text:span text:style-name="T14">n</text:span>t get as easily frustrated because of her <text:span text:style-name="T12">maturity and patience as a mother</text:span>. Although this is the case, she can find it hard to navigate thro<text:span text:style-name="T12">ugh</text:span> some websites and needs help from other family members. <text:span text:style-name="T12">This makes user interface design important to her, she prefers big buttons, large text and helpful guidelines.</text:span></text:p>
      <text:p text:style-name="P55"/>
      <text:p text:style-name="P55"/>
      <text:p text:style-name="P55"/>
      <text:p text:style-name="P55"/>
      <text:h text:style-name="P58" text:outline-level="2"><text:bookmark text:name="Part_2:_Personas_40_604_pages_41"/>Personas</text:h>
      <text:p text:style-name="P62"/>
      <text:p text:style-name="P55"/>
      <text:p text:style-name="P56">Persona 1 :</text:p>
      <text:p text:style-name="P56">Persona 2 :</text:p>
      <text:p text:style-name="P55"/>
      <text:p text:style-name="P51"/>
      <text:p text:style-name="P40">//<text:span text:style-name="T42">extend or change</text:span></text:p>
      <text:p text:style-name="P40"><text:span text:style-name="T28">First notable error on the website is the lack of currency conversion options. Their slogan being ‘Show you care for the enviroment and communities across the world by carbon offsetting.’ They are a world wide supportive website but can only convert to </text:span><text:span text:style-name="T29">GBD, USD and EURO. Forcing the user </text:span><text:span text:style-name="T30">to</text:span><text:span text:style-name="T29"> make their own individual calculations and currency translations </text:span><text:span text:style-name="T32">if you’re from a different region</text:span><text:span text:style-name="T29">.</text:span></text:p>
      <text:p text:style-name="P53"/>
      <text:p text:style-name="P54"/>
      <text:p text:style-name="P38"><text:span text:style-name="T31">Unfortunately, </text:span><text:span text:style-name="T33">after calculating your results you are given a unit in tones of CO2e which is represented</text:span></text:p>
      <text:p text:style-name="P37"/>
      <text:p text:style-name="P57">The website is designed to forfill these objectives through ‘shocking’ the user with their calculated result, pushing them to change the way they think, act and use plastic and carbon based products everyday. Unfortunately, after short analysis of the User Interface design we can notice flaws in the website which can result in a lower active user population.</text:p>
      <text:p text:style-name="P36"/>
      <text:p text:style-name="P39"/>
      <text:p text:style-name="P30">Th<text:span text:style-name="T23">ese</text:span> objective<text:span text:style-name="T23">s</text:span> can be <text:span text:style-name="T24">supported</text:span> through more visually asethetic interfaces such as </text:p>
      <text:p text:style-name="P31">replacement of <text:span text:style-name="T21">generic functions with interactive icons</text:span>. <text:span text:style-name="T27">As well as making the website suited to all demographics and personalities that access the website. </text:span></text:p>
      <text:p text:style-name="P31"/>
      <text:p text:style-name="P31"/>
      <text:p text:style-name="P44"><text:soft-page-break/>For example, the Carbon Caluclator Website currently displays text in the tabs where icons could be used in replacement. The tabs themselevles should be re-done or even abstracted to be a single page or section. Right now the accessibility of these tabs are tideous and dont represent good user flow.</text:p>
      <text:p text:style-name="P29"/>
      <text:p text:style-name="P3"/>
      <text:p text:style-name="P32"/>
      <text:p text:style-name="P26"/>
      <text:p text:style-name="P26"/>
      <text:p text:style-name="P25">-<text:span text:style-name="T20">interactive icons in place of generic function - tabs</text:span></text:p>
      <text:p text:style-name="P25">-<text:span text:style-name="T19">User interface aesthetic </text:span></text:p>
      <text:p text:style-name="P25">-<text:span text:style-name="T19">More visually accessible </text:span></text:p>
      <text:p text:style-name="P25">-<text:span text:style-name="T19">Layout tabs – one page</text:span></text:p>
      <text:p text:style-name="P25">-<text:span text:style-name="T18">all user to do this</text:span></text:p>
      <text:p text:style-name="P25">-<text:span text:style-name="T18">best case for all users</text:span></text:p>
      <text:p text:style-name="P25">-<text:span text:style-name="T18">taylor to many people</text:span></text:p>
      <text:p text:style-name="P25">-<text:span text:style-name="T18">we want a good user experience fot all personas</text:span></text:p>
      <text:p text:style-name="P25">-<text:span text:style-name="T18">objective to have a solution slight taylored to everyone</text:span></text:p>
      <text:p text:style-name="P25"/>
      <text:p text:style-name="P25"/>
      <text:p text:style-name="P25"/>
      <text:p text:style-name="P27">Through out this report I will discuss examples of how the website design can impact the websites purpose negatively if poor User Interfaces are used.</text:p>
      <text:p text:style-name="P24"/>
      <text:p text:style-name="P24"/>
      <text:p text:style-name="P33">Getting and Staying Profitable. ...</text:p>
      <text:list xml:id="list2934302199" text:style-name="L2">
        <text:list-item>
          <text:p text:style-name="P63"><text:span text:style-name="T2">Productivity</text:span> of People and Resources. ...</text:p>
        </text:list-item>
        <text:list-item>
          <text:p text:style-name="P63">Excellent Customer Service. ...</text:p>
        </text:list-item>
        <text:list-item>
          <text:p text:style-name="P63">Employee Attraction and Retention. ...</text:p>
        </text:list-item>
        <text:list-item>
          <text:p text:style-name="P63">Mission-driven Core Values. ...</text:p>
        </text:list-item>
        <text:list-item>
          <text:p text:style-name="P63">Sustainable <text:span text:style-name="T2">Growth</text:span>.</text:p>
        </text:list-item>
      </text:list>
      <text:p text:style-name="P24"/>
      <text:p text:style-name="P2"/>
      <text:p text:style-name="P45"/>
      <text:p text:style-name="P23"/>
      <text:p text:style-name="P20"/>
      <text:p text:style-name="P11">Scenario:</text:p>
      <text:p text:style-name="P22">Andrew is trying to <text:span text:style-name="T10">calculate his affect on the enviro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He then repeats this technique but gets impatient and calculates his footprint after only 2 entries, resulting in an inaccurate result. From this he visualises that his impact isnt that significant as he thought as the information is displayed in tonnes of CO2e. Andrew thinks that his carbon footprint cant be affecting the enviroment that significantly because of this measuring unit, he then quits the website and the website is used counter-inutuitvely as the Andrew is less aware of his impact on the enviroment.</text:span></text:p>
      <text:p text:style-name="P22"/>
      <text:p text:style-name="P22"/>
      <text:p text:style-name="P22"/>
      <text:p text:style-name="P21">Use case diagram:</text:p>
      <text:p text:style-name="P21"><text:soft-page-break/></text:p>
      <text:p text:style-name="P21">// <text:span text:style-name="T43">INSERT HERE USE GOOGLE DOCS</text:span></text:p>
      <text:p text:style-name="P21"/>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relating to deep inward feelings rather than to the intellect.</text:p>
      <text:p text:style-name="P17">//In creation of my first persona I used behavioural variables to empathise with the </text:p>
      <text:p text:style-name="P16"/>
      <text:p text:style-name="P16"/>
      <text:p text:style-name="P16"/>
      <text:p text:style-name="P16"/>
      <text:p text:style-name="P6"/>
      <text:p text:style-name="P10">Existing Problems <text:span text:style-name="T6">and their Solutions</text:span></text:p>
      <text:p text:style-name="P5"/>
      <text:p text:style-name="P7">1. Calculating your footprint is complicated.</text:p>
      <text:p text:style-name="P13"/>
      <text:p text:style-name="P9">Problem:</text:p>
      <text:p text:style-name="P14">The calculator expects tideous amounts of information from the user to calculate your footprint <text:span text:style-name="T5">as well as having accuracy problems with inputs</text:span>.</text:p>
      <text:p text:style-name="P14"/>
      <text:p text:style-name="P9">Why this is a Problem?</text:p>
      <text:p text:style-name="P14"><text:span text:style-name="T4">U</text:span>sers are <text:span text:style-name="T4">not likely </text:span>to know most of the <text:span text:style-name="T4">fields required from the website without their own calculation first</text:span>, for example the <text:span text:style-name="T4">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usually in the younger demographic. The website also doesnt offer an input of any other currrency besides GBD, USD and EURO. Forcing the user to again, make their own individual calculations and currency translations.</text:span></text:p>
      <text:p text:style-name="P14"/>
      <text:p text:style-name="P9">Solution</text:p>
      <text:p text:style-name="P15">For currency translation issues use the current users location (with permissions) instead of asking in a dropdown box, this can be easily done by using inbuilt website functions.</text:p>
      <text:p text:style-name="P5"/>
      <text:p text:style-name="P8"/>
      <text:p text:style-name="P8"/>
      <text:p text:style-name="P8"/>
      <text:p text:style-name="P5"/>
      <text:p text:style-name="P5"/>
      <text:p text:style-name="P5"/>
      <text:p text:style-name="P5"/>
      <text:p text:style-name="P5"/>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3-19T15:00:35.524880356</dc:date>
    <meta:editing-duration>P1DT11H23M9S</meta:editing-duration>
    <meta:editing-cycles>235</meta:editing-cycles>
    <meta:generator>LibreOffice/6.0.7.3$Linux_X86_64 LibreOffice_project/00m0$Build-3</meta:generator>
    <meta:document-statistic meta:table-count="0" meta:image-count="0" meta:object-count="0" meta:page-count="5" meta:paragraph-count="62" meta:word-count="1315" meta:character-count="8219" meta:non-whitespace-character-count="6964"/>
  </office:meta>
</office:document-meta>
</file>